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break-before="page"/>
      <style:text-properties officeooo:rsid="0001b400" officeooo:paragraph-rsid="0001b400"/>
    </style:style>
    <style:style style:name="P4" style:family="paragraph" style:parent-style-name="Heading_20_1">
      <style:text-properties officeooo:rsid="0001b400" officeooo:paragraph-rsid="0001b400"/>
    </style:style>
    <style:style style:name="P5" style:family="paragraph" style:parent-style-name="Heading_20_1" style:list-style-name="">
      <style:text-properties officeooo:rsid="0001b400" officeooo:paragraph-rsid="0001b400"/>
    </style:style>
    <style:style style:name="P6" style:family="paragraph" style:parent-style-name="Heading_20_2" style:list-style-name="">
      <style:text-properties officeooo:rsid="0001b400" officeooo:paragraph-rsid="0001b400"/>
    </style:style>
    <style:style style:name="P7" style:family="paragraph" style:parent-style-name="Heading_20_2">
      <style:paragraph-properties fo:break-before="page"/>
      <style:text-properties officeooo:rsid="0001b400" officeooo:paragraph-rsid="0001b400"/>
    </style:style>
    <style:style style:name="P8" style:family="paragraph" style:parent-style-name="Standard">
      <style:text-properties officeooo:paragraph-rsid="0002d434"/>
    </style:style>
    <style:style style:name="P9" style:family="paragraph" style:parent-style-name="Text_20_body">
      <style:text-properties officeooo:paragraph-rsid="0001b400"/>
    </style:style>
    <style:style style:name="T1" style:family="text">
      <style:text-properties officeooo:rsid="0001b400"/>
    </style:style>
    <style:style style:name="Sect1" style:family="section">
      <style:section-properties style:editable="false">
        <style:columns fo:column-count="2" fo:column-gap="0.2in">
          <style:column style:rel-width="2421*" fo:start-indent="0in" fo:end-indent="0.1in"/>
          <style:column style:rel-width="2421*" fo:start-indent="0.1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line-break/></text:p>
      <text:table-of-content text:style-name="Sect1" text:protected="true" text:name="Table of Contents1">
        <text:table-of-content-source text:outline-level="10">
          <text:index-title-template text:style-name="Contents_20_Heading">I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Index</text:p>
          </text:index-title>
          <text:p text:style-name="P1"><text:a xlink:type="simple" xlink:href="#__RefHeading___Toc135_1120534915" text:style-name="Index_20_Link" text:visited-style-name="Index_20_Link"><text:s/>Functional diagram and Index<text:tab/>1</text:a></text:p>
          <text:p text:style-name="P1"><text:a xlink:type="simple" xlink:href="#__RefHeading___Toc109_1120534915" text:style-name="Index_20_Link" text:visited-style-name="Index_20_Link">Power Distribution and Estimation<text:tab/>2</text:a></text:p>
          <text:p text:style-name="P2"><text:a xlink:type="simple" xlink:href="#__RefHeading___Toc111_1120534915" text:style-name="Index_20_Link" text:visited-style-name="Index_20_Link">5v Power regulator<text:tab/>3</text:a></text:p>
          <text:p text:style-name="P2"><text:a xlink:type="simple" xlink:href="#__RefHeading___Toc113_1120534915" text:style-name="Index_20_Link" text:visited-style-name="Index_20_Link">3v3 and 2v5 Power regulators<text:tab/>4</text:a></text:p>
          <text:p text:style-name="P2"><text:a xlink:type="simple" xlink:href="#__RefHeading___Toc115_1120534915" text:style-name="Index_20_Link" text:visited-style-name="Index_20_Link">1v2 Power regulator<text:tab/>5</text:a></text:p>
          <text:p text:style-name="P1"><text:a xlink:type="simple" xlink:href="#__RefHeading___Toc117_1120534915" text:style-name="Index_20_Link" text:visited-style-name="Index_20_Link">USB and Flash Memory<text:tab/>6</text:a></text:p>
          <text:p text:style-name="P1"><text:a xlink:type="simple" xlink:href="#__RefHeading___Toc119_1120534915" text:style-name="Index_20_Link" text:visited-style-name="Index_20_Link">Sensors<text:tab/>7</text:a></text:p>
          <text:p text:style-name="P1"><text:a xlink:type="simple" xlink:href="#__RefHeading___Toc121_1120534915" text:style-name="Index_20_Link" text:visited-style-name="Index_20_Link">Engine Signals, LEDs, and GPIO<text:tab/>8</text:a></text:p>
          <text:p text:style-name="P2"><text:a xlink:type="simple" xlink:href="#__RefHeading___Toc123_1120534915" text:style-name="Index_20_Link" text:visited-style-name="Index_20_Link">GPIOs<text:tab/>9</text:a></text:p>
          <text:p text:style-name="P1"><text:a xlink:type="simple" xlink:href="#__RefHeading___Toc125_1120534915" text:style-name="Index_20_Link" text:visited-style-name="Index_20_Link">FPGA Pin Listing<text:tab/>10</text:a></text:p>
          <text:p text:style-name="P1"><text:a xlink:type="simple" xlink:href="#__RefHeading___Toc127_1120534915" text:style-name="Index_20_Link" text:visited-style-name="Index_20_Link">FPGA Bank 1, 2, and 3<text:tab/>11</text:a></text:p>
          <text:p text:style-name="P1"><text:a xlink:type="simple" xlink:href="#__RefHeading___Toc129_1120534915" text:style-name="Index_20_Link" text:visited-style-name="Index_20_Link">FPGA Bank 4, 5, and 6<text:tab/>12</text:a></text:p>
          <text:p text:style-name="P1"><text:a xlink:type="simple" xlink:href="#__RefHeading___Toc131_1120534915" text:style-name="Index_20_Link" text:visited-style-name="Index_20_Link">FPGA Bank 7, 8, clocks, and Configuration<text:tab/>13</text:a></text:p>
          <text:p text:style-name="P1"><text:a xlink:type="simple" xlink:href="#__RefHeading___Toc133_1120534915" text:style-name="Index_20_Link" text:visited-style-name="Index_20_Link">FPGA Power<text:tab/>14</text:a></text:p>
        </text:index-body>
      </text:table-of-content>
      <text:h text:style-name="Heading_20_1" text:outline-level="1"><text:bookmark-start text:name="__RefHeading___Toc135_1120534915"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">Functional diagram and Index</text:span><text:bookmark-end text:name="__RefHeading___Toc135_1120534915"/></text:h>
      <text:p text:style-name="P9"/>
      <text:p text:style-name="P9"/>
      <text:p text:style-name="P9"/>
      <text:p text:style-name="P9"/>
      <text:h text:style-name="P4" text:outline-level="1"><text:bookmark-start text:name="__RefHeading___Toc109_1120534915"/><text:soft-page-break/>Power Distribution and Estimation<text:bookmark-end text:name="__RefHeading___Toc109_1120534915"/></text:h>
      <text:p text:style-name="P9"/>
      <text:h text:style-name="P6" text:outline-level="2"/>
      <text:h text:style-name="P7" text:outline-level="2"><text:bookmark-start text:name="__RefHeading___Toc111_1120534915"/>5v Power regulator<text:bookmark-end text:name="__RefHeading___Toc111_1120534915"/></text:h>
      <text:p text:style-name="P9"/>
      <text:h text:style-name="P6" text:outline-level="2"/>
      <text:h text:style-name="P7" text:outline-level="2"><text:bookmark-start text:name="__RefHeading___Toc113_1120534915"/>3v3 and 2v5 Power regulators<text:bookmark-end text:name="__RefHeading___Toc113_1120534915"/></text:h>
      <text:p text:style-name="P9"/>
      <text:p text:style-name="P9"/>
      <text:h text:style-name="P6" text:outline-level="2"/>
      <text:h text:style-name="P7" text:outline-level="2"><text:bookmark-start text:name="__RefHeading___Toc115_1120534915"/>1v2 Power regulator<text:bookmark-end text:name="__RefHeading___Toc115_1120534915"/></text:h>
      <text:p text:style-name="P9"/>
      <text:p text:style-name="P9"/>
      <text:p text:style-name="P9"/>
      <text:h text:style-name="P5" text:outline-level="1"/>
      <text:h text:style-name="P3" text:outline-level="1"><text:bookmark-start text:name="__RefHeading___Toc117_1120534915"/>USB and Flash Memory<text:bookmark-end text:name="__RefHeading___Toc117_1120534915"/></text:h>
      <text:p text:style-name="P9"/>
      <text:p text:style-name="P9"/>
      <text:h text:style-name="P5" text:outline-level="1"/>
      <text:h text:style-name="P3" text:outline-level="1"><text:bookmark-start text:name="__RefHeading___Toc119_1120534915"/>Sensors<text:bookmark-end text:name="__RefHeading___Toc119_1120534915"/></text:h>
      <text:p text:style-name="P9"/>
      <text:p text:style-name="P9"/>
      <text:h text:style-name="P5" text:outline-level="1"/>
      <text:h text:style-name="P3" text:outline-level="1"><text:bookmark-start text:name="__RefHeading___Toc121_1120534915"/>Engine Signals, LEDs, and GPIO<text:bookmark-end text:name="__RefHeading___Toc121_1120534915"/></text:h>
      <text:p text:style-name="P9"/>
      <text:h text:style-name="P6" text:outline-level="2"/>
      <text:h text:style-name="P7" text:outline-level="2"><text:bookmark-start text:name="__RefHeading___Toc123_1120534915"/>GPIOs<text:bookmark-end text:name="__RefHeading___Toc123_1120534915"/></text:h>
      <text:p text:style-name="P9"/>
      <text:p text:style-name="P9"/>
      <text:h text:style-name="P5" text:outline-level="1"/>
      <text:h text:style-name="P3" text:outline-level="1"><text:bookmark-start text:name="__RefHeading___Toc125_1120534915"/>FPGA Pin Listing<text:bookmark-end text:name="__RefHeading___Toc125_1120534915"/></text:h>
      <text:p text:style-name="P9"/>
      <text:h text:style-name="P5" text:outline-level="1"/>
      <text:h text:style-name="P3" text:outline-level="1"><text:bookmark-start text:name="__RefHeading___Toc127_1120534915"/>FPGA Bank 1, 2, and 3<text:bookmark-end text:name="__RefHeading___Toc127_1120534915"/></text:h>
      <text:p text:style-name="P9"/>
      <text:h text:style-name="P5" text:outline-level="1"/>
      <text:h text:style-name="P3" text:outline-level="1"><text:bookmark-start text:name="__RefHeading___Toc129_1120534915"/>FPGA Bank 4, 5, and 6<text:bookmark-end text:name="__RefHeading___Toc129_1120534915"/></text:h>
      <text:p text:style-name="P9"/>
      <text:p text:style-name="P9"/>
      <text:h text:style-name="P5" text:outline-level="1"/>
      <text:h text:style-name="P3" text:outline-level="1"><text:bookmark-start text:name="__RefHeading___Toc131_1120534915"/>FPGA Bank 7, 8, clocks, and Configuration<text:bookmark-end text:name="__RefHeading___Toc131_1120534915"/></text:h>
      <text:p text:style-name="P9"/>
      <text:p text:style-name="P9"/>
      <text:h text:style-name="P5" text:outline-level="1"/>
      <text:h text:style-name="P3" text:outline-level="1"><text:bookmark-start text:name="__RefHeading___Toc133_1120534915"/>FPGA Power<text:bookmark-end text:name="__RefHeading___Toc133_1120534915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2-14T11:51:53.569000000</dc:date>
    <meta:editing-duration>PT10M43S</meta:editing-duration>
    <meta:editing-cycles>2</meta:editing-cycles>
    <meta:document-statistic meta:table-count="0" meta:image-count="0" meta:object-count="0" meta:page-count="14" meta:paragraph-count="30" meta:word-count="123" meta:character-count="651" meta:non-whitespace-character-count="538"/>
  </office:meta>
</office:document-meta>
</file>